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 style:parent-style-name="standard">
      <style:graphic-properties draw:stroke="none" draw:fill="none" draw:fill-color="#ffffff" draw:auto-grow-width="true" fo:min-height="1.023cm" fo:min-width="3.556cm"/>
    </style:style>
    <style:style style:name="gr4" style:family="graphic">
      <style:graphic-properties style:protect="siz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subtitle">
      <style:graphic-properties draw:fill-color="#ffffff" fo:min-height="17.686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draw:auto-grow-height="true" fo:min-height="3.507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1-title">
      <style:graphic-properties fo:min-height="3.256cm"/>
    </style:style>
    <style:style style:name="pr7" style:family="presentation" style:parent-style-name="ROSMaster2-title">
      <style:graphic-properties draw:auto-grow-height="true" fo:min-height="3.507cm"/>
    </style:style>
    <style:style style:name="pr8" style:family="presentation" style:parent-style-name="ROSMaster2-outline1" style:list-style-name="L3">
      <style:graphic-properties fo:min-height="13.61cm"/>
    </style:style>
    <style:style style:name="pr9" style:family="presentation" style:parent-style-name="ROSMaster2-notes">
      <style:graphic-properties draw:fill-color="#ffffff" draw:auto-grow-height="true" fo:min-height="12.573cm"/>
    </style:style>
    <style:style style:name="pr10" style:family="presentation" style:parent-style-name="ROSMaster2-subtitle">
      <style:graphic-properties draw:fill-color="#ffffff" fo:min-height="17.686cm"/>
    </style:style>
    <style:style style:name="pr11" style:family="presentation" style:parent-style-name="ROSMaster2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star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rviz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draw:frame draw:style-name="gr3" draw:layer="layout" svg:width="6.264cm" svg:height="1.351cm" svg:x="21.59cm" svg:y="19.05cm">
          <draw:text-box>
            <text:p><text:author-name text:fixed="false">Josh Faust</text:author-name></text:p>
            <text:p>jfaust@willowgarage.com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32" presentation:use-footer-name="ftr1" presentation:use-date-time-name="dtd1">
        <office:forms form:automatic-focus="false" form:apply-design-mode="false"/>
        <draw:frame presentation:style-name="pr2" draw:layer="layout" svg:width="25.199cm" svg:height="17.686cm" svg:x="1.4cm" svg:y="0.962cm" presentation:class="subtitle" presentation:placeholder="true" presentation:user-transformed="true">
          <draw:text-box/>
        </draw:frame>
        <draw:frame draw:layer="layout" svg:width="22.594cm" svg:height="12.699cm" svg:x="2.61cm" svg:y="4.098cm">
          <draw:plugin xlink:href="/u/jfaust/training_workshop/pr2_training_workshop/rviz/RVIZ_Montage-Androi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utline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 text:style-name="P4"><text:s/>Live Demonstration: 45 minutes</text:p>
              </text:list-item>
              <text:list-item>
                <text:p text:style-name="P4"><text:s/>Play Time: 45 minute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ystem Requirement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/>3D card with the correct (likely proprietary) drivers</text:p>
              </text:list-item>
            </text:list>
            <text:list text:continue-numbering="true" text:style-name="L2">
              <text:list-item>
                <text:list>
                  <text:list-item>
                    <text:p>Recommended cards: anything recent from nvidia</text:p>
                  </text:list-item>
                  <text:list-item>
                    <text:p>Intel cards work but slowly</text:p>
                  </text:list-item>
                  <text:list-item>
                    <text:p>ATI should work but little direct experience</text:p>
                  </text:list-item>
                </text:list>
              </text:list-item>
            </text:list>
            <text:list text:continue-numbering="true" text:style-name="L2">
              <text:list-item>
                <text:p><text:s/>Access to the real hardware (virtualized environments do not currently work)</text:p>
              </text:list-item>
              <text:list-item>
                <text:p><text:s/>3-button mous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Live Demos<text:line-break/>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<text:span text:style-name="T3">Displays: </text:span><text:span text:style-name="T3"><text:a xlink:href="http://www.ros.org/wiki/rviz/DisplayTypes">http://www.ros.org/wiki/rviz/DisplayTypes</text:a></text:span></text:p>
              </text:list-item>
              <text:list-item>
                <text:p><text:span text:style-name="T3">Frames: </text:span><text:span text:style-name="T3"><text:a xlink:href="http://www.ros.org/wiki/rviz/UserGuide#Coordinate_Frames">http://www.ros.org/wiki/rviz/UserGuide#Coordinate_Frames</text:a></text:span></text:p>
              </text:list-item>
              <text:list-item>
                <text:p><text:span text:style-name="T3">Views: </text:span><text:span text:style-name="T3"><text:a xlink:href="http://www.ros.org/wiki/rviz/UserGuide#Views_Panel">http://www.ros.org/wiki/rviz/UserGuide#Views_Panel</text:a></text:span></text:p>
              </text:list-item>
              <text:list-item>
                <text:p><text:span text:style-name="T3">Selection: </text:span><text:span text:style-name="T3"><text:a xlink:href="http://www.ros.org/wiki/rviz/UserGuide#Selection">http://www.ros.org/wiki/rviz/UserGuide#Selection</text:a></text:span></text:p>
              </text:list-item>
              <text:list-item>
                <text:p><text:span text:style-name="T3">Diagnosing Errors: </text:span><text:span text:style-name="T3"><text:a xlink:href="http://www.ros.org/wiki/rviz/UserGuide#Display_Status">http://www.ros.org/wiki/rviz/UserGuide#Display_Status</text:a></text:span></text:p>
              </text:list-item>
              <text:list-item>
                <text:p><text:span text:style-name="T3">Recording: </text:span><text:span text:style-name="T3"><text:a xlink:href="http://www.ros.org/wiki/RecordingOpenGLAppsWithGLC">http://www.ros.org/wiki/RecordingOpenGLAppsWithGLC</text:a></text:span></text:p>
              </text:list-item>
              <text:list-item>
                <text:p><text:span text:style-name="T3">Markers: </text:span></text:p>
                <text:list>
                  <text:list-item>
                    <text:p><text:span text:style-name="T3"><text:a xlink:href="http://www.ros.org/wiki/rviz/DisplayTypes/Marker">http://www.ros.org/wiki/rviz/DisplayTypes/Marker</text:a></text:span></text:p>
                  </text:list-item>
                  <text:list-item>
                    <text:p><text:span text:style-name="T3"><text:a xlink:href="http://www.ros.org/wiki/rviz/Tutorials">http://www.ros.org/wiki/rviz/Tutorial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2" presentation:presentation-page-layout-name="AL1T32" presentation:use-footer-name="ftr1" presentation:use-date-time-name="dtd1">
        <office:forms form:automatic-focus="false" form:apply-design-mode="false"/>
        <draw:frame presentation:style-name="pr10" draw:layer="layout" svg:width="25.199cm" svg:height="17.686cm" svg:x="1.4cm" svg:y="0.962cm" presentation:class="subtitle">
          <draw:text-box>
            <text:p><text:span text:style-name="T4">Play Time</text:span></text:p>
            <text:p><text:span text:style-name="T4"/></text:p>
            <text:p>Rviz docs: http://www.ros.org/wiki/rviz</text:p>
            <text:p/>
            <text:p>Marker tutorials: <text:a xlink:href="http://www.ros.org/wiki/rviz/Tutorials">http://www.ros.org/wiki/rviz/Tutorials</text:a></text:p>
            <text:p/>
            <text:p>Optional Goal:</text:p>
            <text:p>Draw a trail of boxes along the recent path of the gripper.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2" presentation:presentation-page-layout-name="AL1T32" presentation:use-footer-name="ftr1" presentation:use-date-time-name="dtd1">
        <office:forms form:automatic-focus="false" form:apply-design-mode="false"/>
        <draw:frame presentation:style-name="pr10" draw:layer="layout" svg:width="25.199cm" svg:height="17.686cm" svg:x="1.4cm" svg:y="0.962cm" presentation:class="subtitle" presentation:user-transformed="true">
          <draw:text-box>
            <text:p>Creating an Overlay to Work In</text:p>
            <text:p text:style-name="P4"/>
            <text:p text:style-name="P4"><text:span text:style-name="T5">mkdir ~/overlay</text:span></text:p>
            <text:p text:style-name="P4"><text:span text:style-name="T5"/></text:p>
            <text:p text:style-name="P4"><text:span text:style-name="T5">echo “source /opt/ros/boxturtle/setup.sh” &gt; ~/overlay/setup.sh</text:span></text:p>
            <text:p text:style-name="P4"><text:span text:style-name="T5"/></text:p>
            <text:p text:style-name="P4"><text:span text:style-name="T5">echo “export ROS_PACKAGE_PATH=~/overlay:$ROS_PACKAGE_PATH” &gt;&gt; ~/overlay/setup.sh</text:span></text:p>
            <text:p text:style-name="P4"><text:span text:style-name="T5"/></text:p>
            <text:p text:style-name="P4"><text:span text:style-name="T5">source ~/overlay/setup.sh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2.881cm" svg:height="0.801cm" svg:x="24.68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2.881cm" svg:height="0.801cm" svg:x="24.68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19:31:19</meta:creation-date>
    <meta:editing-duration>PT01H30M56S</meta:editing-duration>
    <meta:editing-cycles>26</meta:editing-cycles>
    <meta:generator>OpenOffice.org/3.1$Unix OpenOffice.org_project/310m19$Build-9420</meta:generator>
    <meta:initial-creator>Josh Faust</meta:initial-creator>
    <dc:date>2010-05-23T19:17:39</dc:date>
    <dc:creator>Josh Faust</dc:creator>
    <meta:document-statistic meta:object-count="77"/>
  </office:meta>
</office:document-meta>
</file>